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120" officeooo:paragraph-rsid="001ce120"/>
    </style:style>
    <style:style style:name="P2" style:family="paragraph" style:parent-style-name="Standard">
      <style:text-properties officeooo:rsid="001ce120" officeooo:paragraph-rsid="002c3b6a"/>
    </style:style>
    <style:style style:name="P3" style:family="paragraph" style:parent-style-name="Standard">
      <style:text-properties officeooo:rsid="001e9c96" officeooo:paragraph-rsid="001e9c96"/>
    </style:style>
    <style:style style:name="P4" style:family="paragraph" style:parent-style-name="Standard">
      <style:text-properties officeooo:rsid="001e9c96" officeooo:paragraph-rsid="00227625"/>
    </style:style>
    <style:style style:name="P5" style:family="paragraph" style:parent-style-name="Standard">
      <style:text-properties officeooo:rsid="0020741f" officeooo:paragraph-rsid="0020741f"/>
    </style:style>
    <style:style style:name="P6" style:family="paragraph" style:parent-style-name="Standard">
      <style:text-properties officeooo:rsid="00227625" officeooo:paragraph-rsid="00227625"/>
    </style:style>
    <style:style style:name="P7" style:family="paragraph" style:parent-style-name="Standard">
      <style:text-properties officeooo:rsid="0022d06d" officeooo:paragraph-rsid="0022d06d"/>
    </style:style>
    <style:style style:name="P8" style:family="paragraph" style:parent-style-name="Standard">
      <style:text-properties officeooo:rsid="0022dc36" officeooo:paragraph-rsid="0022dc36"/>
    </style:style>
    <style:style style:name="P9" style:family="paragraph" style:parent-style-name="Standard">
      <style:text-properties officeooo:rsid="0027e847" officeooo:paragraph-rsid="0027e847"/>
    </style:style>
    <style:style style:name="P10" style:family="paragraph" style:parent-style-name="Standard">
      <style:text-properties officeooo:rsid="0028aa02" officeooo:paragraph-rsid="0028aa02"/>
    </style:style>
    <style:style style:name="P11" style:family="paragraph" style:parent-style-name="Standard">
      <style:text-properties officeooo:rsid="00292506" officeooo:paragraph-rsid="00292506"/>
    </style:style>
    <style:style style:name="P12" style:family="paragraph" style:parent-style-name="Standard">
      <style:text-properties officeooo:paragraph-rsid="00292506"/>
    </style:style>
    <style:style style:name="P13" style:family="paragraph" style:parent-style-name="Standard">
      <style:text-properties officeooo:rsid="002b151a" officeooo:paragraph-rsid="002b151a"/>
    </style:style>
    <style:style style:name="P14" style:family="paragraph" style:parent-style-name="Standard">
      <style:text-properties officeooo:paragraph-rsid="002b151a"/>
    </style:style>
    <style:style style:name="T1" style:family="text">
      <style:text-properties officeooo:rsid="001ce120"/>
    </style:style>
    <style:style style:name="T2" style:family="text">
      <style:text-properties officeooo:rsid="001e9c96"/>
    </style:style>
    <style:style style:name="T3" style:family="text">
      <style:text-properties officeooo:rsid="0022d06d"/>
    </style:style>
    <style:style style:name="T4" style:family="text">
      <style:text-properties officeooo:rsid="0022dc36"/>
    </style:style>
    <style:style style:name="T5" style:family="text">
      <style:text-properties officeooo:rsid="00261348"/>
    </style:style>
    <style:style style:name="T6" style:family="text">
      <style:text-properties officeooo:rsid="00292506"/>
    </style:style>
    <style:style style:name="T7" style:family="text">
      <style:text-properties officeooo:rsid="002b151a"/>
    </style:style>
    <style:style style:name="T8" style:family="text">
      <style:text-properties officeooo:rsid="002c3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уальность угроз конфиденциальности <text:span text:style-name="T8">данных</text:span> требует внимательного отношения к <text:s/><text:span text:style-name="T8">их</text:span> защит<text:span text:style-name="T8">е</text:span>. <text:span text:style-name="T8">Цель Security toolkit — объединить разные способы <text:s/>обеспечения безопасности информации в одну программу.</text:span></text:p>
      <text:p text:style-name="P1"/>
      <text:p text:style-name="P1">Security toolkit — это многофункциональный инструмент, предназначенный для обеспечения безопасности данных пользовател<text:span text:style-name="T2">я.</text:span></text:p>
      <text:p text:style-name="P3">Программа написана на языке Python и работает на системах Windows 10 и GNU Linux.</text:p>
      <text:p text:style-name="P1"/>
      <text:p text:style-name="P3">Security toolkit <text:span text:style-name="T1">сочет</text:span>ает<text:span text:style-name="T1"> в себе программы для генерации паролей, удаления метаданных, генерации captcha, шифрования и расшифровки текста.</text:span></text:p>
      <text:p text:style-name="P3"/>
      <text:p text:style-name="P4">Генератор паролей</text:p>
      <text:p text:style-name="P6">Существует множество готовых генераторов паролей, <text:span text:style-name="T3">например, онлайн генераторы и генераторы, встроенные в браузеры. Онлайн генераторы требуют подключения и интернету и <text:s/>часто небезопасны. Встроенные в браузер генераторы способны создать пароль только определенной длины и с определенным набором символов.</text:span></text:p>
      <text:p text:style-name="P6"><text:span text:style-name="T3">В</text:span> отличие от них, <text:span text:style-name="T3">генератор паролей, написанный мной, позволяет п</text:span><text:span text:style-name="T2">ользовател</text:span><text:span text:style-name="T3">ю</text:span><text:span text:style-name="T2"> выбирает длину пароля, символы, из которых он будет состоять. Пароль можно вывести в текстовое поле или сохранить в текстовый файл. </text:span><text:span text:style-name="T5">Для генерации паролей используется библиотека secrets.</text:span></text:p>
      <text:p text:style-name="P3"/>
      <text:p text:style-name="P5">Программа для удаления метаданных <text:span text:style-name="T3">из изображения</text:span></text:p>
      <text:p text:style-name="P7">Метаданные — это данные о данных, <text:span text:style-name="T4">у изображений метаданные могут содержать такую информацию, как время и место съемки, модель устройства, ПО, использовавшееся для обработки фото. Для большей безопасности, перед отправкой или публикацией изображения <text:s/>лучше удалить его метаданные.</text:span></text:p>
      <text:p text:style-name="P8">Для этого и предназначена программа для удаления метаданных из изображения. Пользователь выбирает изображение с метаданными, путь сохранения и имя изображения, очищенного от метаданных.</text:p>
      <text:p text:style-name="P9">Использованные библиотеки: pillow, exif.</text:p>
      <text:p text:style-name="P9"/>
      <text:p text:style-name="P10">Генератор captcha</text:p>
      <text:p text:style-name="P12"><text:span text:style-name="T6">Captcha — это технология,</text:span> используемый для того, чтобы <text:span text:style-name="T6">сделать невозможным распознавание </text:span><text:span text:style-name="T7">информации компьютером.</text:span></text:p>
      <text:p text:style-name="P11"><text:span text:style-name="T7">Генератор captcha п</text:span>ревращает введенный пользователем текст в <text:s/>captcha в виде изображения или аудио. <text:span text:style-name="T7">Пользователь может выбрать размер изображения капчи, путь сохранения капчи и ее имя. В аудио-капчу возможно превратить только цифры.</text:span></text:p>
      <text:p text:style-name="P13">Использованные библиотеки: captcha.</text:p>
      <text:p text:style-name="P13"/>
      <text:p text:style-name="P13">Программа для шифрования и расшифровки текста</text:p>
      <text:p text:style-name="P14"><text:span text:style-name="T7">Программа для шифрования использует библиотеку cryptography для симметричного шифрования. П</text:span>ри симметричном шифровании для шифрования и дешифрования данных используется один и тот же ключ. <text:span text:style-name="T7">Пользователь вводит текст, программа шифрует введенный текст и генерирует ключ для его расшифровки.</text:span></text:p>
      <text:p text:style-name="P13">Программа для расшифровки принимает на вход зашифрованный текст, ключ и выводит расшифрованное сообщение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06:03.933223017</meta:creation-date>
    <dc:date>2022-11-27T22:19:15.078464240</dc:date>
    <meta:editing-duration>PT20M16S</meta:editing-duration>
    <meta:editing-cycles>1</meta:editing-cycles>
    <meta:document-statistic meta:table-count="0" meta:image-count="0" meta:object-count="0" meta:page-count="1" meta:paragraph-count="18" meta:word-count="311" meta:character-count="2502" meta:non-whitespace-character-count="2200"/>
    <meta:generator>LibreOffice/7.3.7.2$Linux_X86_64 LibreOffice_project/30$Build-2</meta:generator>
  </office:meta>
</office:document-meta>
</file>